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A00000019FBD1D618D7A009B2.png" manifest:media-type="image/png"/>
  <manifest:file-entry manifest:full-path="Pictures/10000000000001D3000000156B7DB10C9740FF49.png" manifest:media-type="image/png"/>
  <manifest:file-entry manifest:full-path="Pictures/10000000000001D20000001CDBB21868F5150EC3.png" manifest:media-type="image/png"/>
  <manifest:file-entry manifest:full-path="Pictures/10000000000001E00000002B1D24ACABB2BFF0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0c12c2" style:font-size-asian="40pt" style:font-size-complex="40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0c12c2" style:font-size-asian="48pt" style:font-size-complex="48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505a4"/>
    </style:style>
    <style:style style:name="T4" style:family="text">
      <style:text-properties fo:font-variant="normal" fo:text-transform="none" fo:letter-spacing="normal" fo:font-style="normal" fo:font-weight="normal" officeooo:rsid="000a405a"/>
    </style:style>
    <style:style style:name="T5" style:family="text">
      <style:text-properties fo:font-variant="normal" fo:text-transform="none" fo:letter-spacing="normal" fo:font-style="normal" fo:font-weight="normal" officeooo:rsid="000c12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Ejercicio </text:span><text:span text:style-name="T5">6</text:span><text:span text:style-name="T2"> Tema </text:span><text:span text:style-name="T4">4</text:span></text:p>
      <text:p text:style-name="P2"><text:span text:style-name="T2">Mario Badallo Jiménez</text:span></text:p>
      <text:p text:style-name="P1"><text:span text:style-name="T2"/></text:p>
      <text:p text:style-name="P4"><text:span text:style-name="T1">Crear un archivo prueba.txt y aplicar las siguientes máscaras de permisos en octal, sobre prueba.txt, comprobando su resultado:&lt;&lt; rwsrwxrwT&gt;&gt; , &lt;&lt; rwxrwxrw-&gt;&gt;y &lt;&lt; rw-r-srw-&gt;&gt;</text:span> </text:p>
      <text:p text:style-name="P4"><draw:frame draw:style-name="fr1" draw:name="Imagen1" text:anchor-type="char" svg:x="-0.032cm" svg:y="0.192cm" svg:width="10.425cm" svg:height="0.661cm" draw:z-index="0"><draw:image xlink:href="Pictures/100000000000018A00000019FBD1D618D7A009B2.png" xlink:type="simple" xlink:show="embed" xlink:actuate="onLoad" draw:mime-type="image/png"/></draw:frame></text:p>
      <text:p text:style-name="P4"><draw:frame draw:style-name="fr1" draw:name="Imagen2" text:anchor-type="char" svg:x="0.026cm" svg:y="0.559cm" svg:width="12.33cm" svg:height="0.741cm" draw:z-index="1"><draw:image xlink:href="Pictures/10000000000001D20000001CDBB21868F5150EC3.png" xlink:type="simple" xlink:show="embed" xlink:actuate="onLoad" draw:mime-type="image/png"/></draw:frame></text:p>
      <text:p text:style-name="P4"/>
      <text:p text:style-name="P4"><draw:frame draw:style-name="fr1" draw:name="Imagen3" text:anchor-type="char" svg:x="0.086cm" svg:y="0.409cm" svg:width="12.356cm" svg:height="0.556cm" draw:z-index="2"><draw:image xlink:href="Pictures/10000000000001D3000000156B7DB10C9740FF49.png" xlink:type="simple" xlink:show="embed" xlink:actuate="onLoad" draw:mime-type="image/png"/></draw:frame></text:p>
      <text:p text:style-name="P4"/>
      <text:p text:style-name="P4"><draw:frame draw:style-name="fr1" draw:name="Imagen4" text:anchor-type="char" svg:x="0.058cm" svg:y="0cm" svg:width="12.7cm" svg:height="1.138cm" draw:z-index="3"><draw:image xlink:href="Pictures/10000000000001E00000002B1D24ACABB2BFF0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1:05:21.370000000</meta:creation-date>
    <dc:date>2021-03-08T11:10:44.144000000</dc:date>
    <meta:editing-duration>PT5M21S</meta:editing-duration>
    <meta:editing-cycles>5</meta:editing-cycles>
    <meta:generator>LibreOffice/7.0.0.3$Windows_X86_64 LibreOffice_project/8061b3e9204bef6b321a21033174034a5e2ea88e</meta:generator>
    <meta:document-statistic meta:table-count="0" meta:image-count="4" meta:object-count="0" meta:page-count="1" meta:paragraph-count="3" meta:word-count="31" meta:character-count="214" meta:non-whitespace-character-count="185"/>
  </office:meta>
</office:document-meta>
</file>